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fo:background-color="#ffff6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fo:background-color="#ffff6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bold" fo:background-color="#fffff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c7f9" officeooo:paragraph-rsid="0017c7f9" fo:background-color="#ffffff" style:font-size-asian="16pt" style:font-weight-asian="normal" style:font-size-complex="16pt" style:font-weight-complex="normal"/>
    </style:style>
    <style:style style:name="T1" style:family="text">
      <style:text-properties officeooo:rsid="0017c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Présentation :</text:span></text:p>
      <text:p text:style-name="P2"/>
      <text:p text:style-name="P2"/>
      <text:p text:style-name="P3"><text:s text:c="3"/></text:p>
      <text:p text:style-name="P1">-<text:span text:style-name="T1">Formation :</text:span></text:p>
      <text:p text:style-name="P2"/>
      <text:p text:style-name="P1"/>
      <text:p text:style-name="P1">-<text:span text:style-name="T1">Compétences :</text:span></text:p>
      <text:p text:style-name="P1"/>
      <text:p text:style-name="P1">-Expériences :</text:p>
      <text:p text:style-name="P1"/>
      <text:p text:style-name="P1">-<text:span text:style-name="T1">Loisirs :</text:span></text:p>
      <text:p text:style-name="P4">marche, shintaïdo, anime,physique quantique</text:p>
      <text:p text:style-name="P1"/>
      <text:p text:style-name="P1">-<text:span text:style-name="T1">Contact :</text:span></text:p>
      <text:p text:style-name="P4">laura.gourdel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6:45:45.426424701</meta:creation-date>
    <dc:date>2017-12-22T18:26:25.988957275</dc:date>
    <meta:editing-duration>PT1H30M30S</meta:editing-duration>
    <meta:editing-cycles>1</meta:editing-cycles>
    <meta:document-statistic meta:table-count="0" meta:image-count="0" meta:object-count="0" meta:page-count="1" meta:paragraph-count="9" meta:word-count="17" meta:character-count="144" meta:non-whitespace-character-count="132"/>
    <meta:generator>LibreOffice/5.1.6.2$Linux_X86_64 LibreOffice_project/10m0$Build-2</meta:generator>
  </office:meta>
</office:document-meta>
</file>